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746" officeooo:paragraph-rsid="00041746"/>
    </style:style>
    <style:style style:name="P2" style:family="paragraph" style:parent-style-name="Text_20_body">
      <style:text-properties officeooo:rsid="0006bd71" officeooo:paragraph-rsid="0006bd71"/>
    </style:style>
    <style:style style:name="P3" style:family="paragraph" style:parent-style-name="Heading_20_4">
      <style:text-properties officeooo:rsid="00084759" officeooo:paragraph-rsid="00084759"/>
    </style:style>
    <style:style style:name="P4" style:family="paragraph" style:parent-style-name="Standard" style:list-style-name="L1">
      <style:text-properties officeooo:rsid="00041746" officeooo:paragraph-rsid="00041746"/>
    </style:style>
    <style:style style:name="P5" style:family="paragraph" style:parent-style-name="Standard">
      <style:text-properties officeooo:rsid="0014264f" officeooo:paragraph-rsid="0014264f"/>
    </style:style>
    <style:style style:name="P6" style:family="paragraph" style:parent-style-name="Text_20_body">
      <style:text-properties officeooo:rsid="00084759" officeooo:paragraph-rsid="00084759"/>
    </style:style>
    <style:style style:name="P7" style:family="paragraph" style:parent-style-name="Text_20_body">
      <style:paragraph-properties fo:text-align="center" style:justify-single-word="false"/>
      <style:text-properties officeooo:rsid="000aaa82" officeooo:paragraph-rsid="000aaa82"/>
    </style:style>
    <style:style style:name="P8" style:family="paragraph" style:parent-style-name="Text_20_body">
      <style:text-properties fo:font-weight="bold" officeooo:rsid="00084759" officeooo:paragraph-rsid="00084759" style:font-weight-asian="bold" style:font-weight-complex="bold"/>
    </style:style>
    <style:style style:name="P9" style:family="paragraph" style:parent-style-name="Text_20_body">
      <style:text-properties officeooo:rsid="001139f7" officeooo:paragraph-rsid="001139f7"/>
    </style:style>
    <style:style style:name="P10" style:family="paragraph" style:parent-style-name="Text_20_body">
      <style:text-properties officeooo:rsid="00123f1b" officeooo:paragraph-rsid="00123f1b"/>
    </style:style>
    <style:style style:name="P11" style:family="paragraph" style:parent-style-name="Text_20_body">
      <style:text-properties officeooo:paragraph-rsid="00123f1b"/>
    </style:style>
    <style:style style:name="P12" style:family="paragraph" style:parent-style-name="Text_20_body">
      <style:text-properties officeooo:rsid="0014264f" officeooo:paragraph-rsid="0014264f"/>
    </style:style>
    <style:style style:name="T1" style:family="text">
      <style:text-properties officeooo:rsid="00084759"/>
    </style:style>
    <style:style style:name="T2" style:family="text">
      <style:text-properties officeooo:rsid="000aaa82"/>
    </style:style>
    <style:style style:name="T3" style:family="text">
      <style:text-properties officeooo:rsid="000ce109"/>
    </style:style>
    <style:style style:name="T4" style:family="text">
      <style:text-properties officeooo:rsid="000e0948"/>
    </style:style>
    <style:style style:name="T5" style:family="text">
      <style:text-properties officeooo:rsid="000fd0c2"/>
    </style:style>
    <style:style style:name="T6" style:family="text">
      <style:text-properties officeooo:rsid="00119222"/>
    </style:style>
    <style:style style:name="T7" style:family="text">
      <style:text-properties officeooo:rsid="00123f1b"/>
    </style:style>
    <style:style style:name="T8" style:family="text">
      <style:text-properties officeooo:rsid="0014264f"/>
    </style:style>
    <style:style style:name="T9" style:family="text">
      <style:text-properties fo:color="#dcdcaa" loext:opacity="100%"/>
    </style:style>
    <style:style style:name="T10" style:family="text">
      <style:text-properties fo:color="#4ec9b0" loext:opacity="100%"/>
    </style:style>
    <style:style style:name="T11" style:family="text">
      <style:text-properties fo:color="#9cdcfe" loext:opacity="100%"/>
    </style:style>
    <style:style style:name="T12" style:family="text">
      <style:text-properties fo:color="#b5cea8" loext:opacity="100%"/>
    </style:style>
    <style:style style:name="T13" style:family="text">
      <style:text-properties fo:color="#569cd6" loext:opacity="100%"/>
    </style:style>
    <style:style style:name="T14" style:family="text">
      <style:text-properties officeooo:rsid="00158651"/>
    </style:style>
    <style:style style:name="fr1" style:family="graphic" style:parent-style-name="Formula">
      <style:graphic-properties style:vertical-pos="middle" style:vertical-rel="tex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PicoSid – SID Ersatz mit RP2040 (RaspberryPi Pico)</text:p>
      <text:p text:style-name="P7">von Thorsten Kattanek - Berlin, 17.09.2023</text:p>
      <text:p text:style-name="Horizontal_20_Line"/>
      <text:h text:style-name="P3" text:outline-level="4">Funktion<text:span text:style-name="T2">en</text:span> der <text:span text:style-name="T4">b</text:span>eiden Pico Cores</text:h>
      <text:p text:style-name="P8">Core0</text:p>
      <text:p text:style-name="P6">- Initialisierung (System Clock setzten, SID Emulat<text:span text:style-name="T3">or</text:span>)</text:p>
      <text:p text:style-name="P6">- Core1 starten</text:p>
      <text:p text:style-name="P6">- PIO’s programmieren</text:p>
      <text:p text:style-name="P6">- hier werden die Write Daten per IRQ0 entgegen genommen</text:p>
      <text:p text:style-name="P6">- <text:span text:style-name="T5">auf Reset prüfen und SID Emulation resetten</text:span></text:p>
      <text:p text:style-name="P8">Core1</text:p>
      <text:p text:style-name="P6">- Initialisierung des PWM Ausgangs</text:p>
      <text:p text:style-name="P6">- Der SID wird hier im IRQ des PWM emuliert. 24 Zyklen pro Sample</text:p>
      <text:h text:style-name="Heading_20_4" text:outline-level="4">Reset</text:h>
      <text:p text:style-name="P1">Die C64 RESET Leitung ist am Pico GPIO02 angeschlossen. Dafür wird ein Interrupt eingesetzt der auf die steigende und fallende Flanke reagiert. Der Status der Reset Leitung wird dann in der Varibale reset_state gespeichert. In der MainLoop wird reset_state ausgewertet und bei „false“ die Reset Routine angesprungen.</text:p>
      <text:p text:style-name="P1"/>
      <text:p text:style-name="P1">Aufgaben zur Umsetzung:</text:p>
      <text:list xml:id="list643361499" text:style-name="L1">
        <text:list-item>
          <text:p text:style-name="P4">Callback Function erstellen</text:p>
          <text:list>
            <text:list-item>
              <text:p text:style-name="P4">RESET Status speichern in reset_state</text:p>
            </text:list-item>
          </text:list>
        </text:list-item>
        <text:list-item>
          <text:p text:style-name="P4">GPIO Interrupt initialisieren</text:p>
        </text:list-item>
        <text:list-item>
          <text:p text:style-name="P4">in der MainLoop reset_state überwachen</text:p>
          <text:list>
            <text:list-item>
              <text:p text:style-name="P4">bei false SID Reset Routine anspringen</text:p>
            </text:list-item>
          </text:list>
        </text:list-item>
      </text:list>
      <text:p text:style-name="P1"/>
      <text:h text:style-name="Heading_20_4" text:outline-level="4"><text:span text:style-name="T1">Write</text:span> <text:span text:style-name="T1">Data</text:span></text:h>
      <text:p text:style-name="P2">Wann werden Daten vom C64 zum SID gesendet und wie können wir diese hier abgreifen. Dazu gibt es die 3 Leitungen CLK, RW und CS.</text:p>
      <text:p text:style-name="P2">CLK = Der Systemtakt des C64<text:line-break/>RW = Read and Write<text:line-break/>CS = Chip Select</text:p>
      <text:p text:style-name="P2">Der PIO vom Pico ist so programmiert das er auf die <text:span text:style-name="T1">Steigende</text:span> Flanke des C<text:span text:style-name="T1">LK</text:span> Signals wartet und <text:span text:style-name="T1">dann nach 31 Zyklen</text:span> überprüft ob C<text:span text:style-name="T1">S</text:span> = <text:span text:style-name="T1">0</text:span> und RW = 0 ist. Wenn diese Bedingung erfüllt ist, liest er die Daten vom Adressbus und Datenbus. Diese Daten werden dann per IRQ0 an dem Pi<text:span text:style-name="T1">c</text:span>o Core<text:span text:style-name="T1">#0</text:span> <text:soft-page-break/>übergeben und dieser <text:span text:style-name="T1">übergibt die Daten an die SID Emulation per „SidWriteReg“.</text:span></text:p>
      <text:h text:style-name="Heading_20_4" text:outline-level="4">PWM Ausgabe</text:h>
      <text:p text:style-name="P9">Die PWM Ausgabe erfolgt mit einer Samplerate von <text:span text:style-name="T6">41223Hz</text:span> und eine Bitbreite von 11 Bit.</text:p>
      <text:p text:style-name="P9">Berechnung der PWM Frequenz: <draw:frame draw:style-name="fr1" draw:name="Objekt1" text:anchor-type="as-char" svg:width="4.725cm" svg:height="1.528cm" draw:z-index="0"><draw:object xlink:href="./Object 1" xlink:type="simple" xlink:show="embed" xlink:actuate="onLoad"/><draw:image xlink:href="./ObjectReplacements/Object 1" xlink:type="simple" xlink:show="embed" xlink:actuate="onLoad"/></draw:frame></text:p>
      <text:p text:style-name="P11"><text:span text:style-name="T7">Der C64 (PAL) Takt beträgt: </text:span>985248<text:span text:style-name="T7">Hz.</text:span></text:p>
      <text:p text:style-name="P10">Das macht dann <draw:frame draw:style-name="fr1" draw:name="Objekt2" text:anchor-type="as-char" svg:width="6.128cm" svg:height="0.467cm" draw:z-index="1"><draw:object xlink:href="./Object 2" xlink:type="simple" xlink:show="embed" xlink:actuate="onLoad"/><draw:image xlink:href="./ObjectReplacements/Object 2" xlink:type="simple" xlink:show="embed" xlink:actuate="onLoad"/></draw:frame>pro Sample. Es werden aber 24 Zyklen pro Sample berechnet. Das macht einen Fehler von <text:span text:style-name="T14">plus </text:span>0,41841 %. </text:p>
      <text:p text:style-name="Standard"><text:span text:style-name="T8">Das ganze wird per IRQ aufgerufen, also pro Sample, wo dann 24 Sid Zyklen emuliert werden und die Ausgabe per </text:span><text:s/>„pwm_set_gpio_level“ <text:span text:style-name="T8">auf den PWM Kanal übertragen wird.</text:span></text:p>
      <text:p text:style-name="Standard"/>
      <text:p text:style-name="P5">Wichtig an der Stelle: Die Audio Ausgabe der SID Emulation ist „signed“ also Vorzeichen behaftet, der PWM arbeitet aber mit „unsigned“ als Vorzeichenlos. Das muss man berücksichtigen!</text:p>
      <text:p text:style-name="Standard"/>
      <text:p text:style-name="P5">Hier die Umrechnung:</text:p>
      <text:p text:style-name="Standard">uint16_t out = ((SidFilterOut() &gt;&gt; 4) + 32768) / (float)0xffff * 0x7ff;</text:p>
      <text:p text:style-name="Standard"/>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7T15:58:18.582204916</dc:date>
    <dc:creator>Thorsten Kattanek</dc:creator>
    <meta:editing-duration>PT3H37M49S</meta:editing-duration>
    <meta:editing-cycles>16</meta:editing-cycles>
    <meta:generator>LibreOffice/7.3.7.2$Linux_X86_64 LibreOffice_project/30$Build-2</meta:generator>
    <meta:document-statistic meta:table-count="0" meta:image-count="0" meta:object-count="2" meta:page-count="2" meta:paragraph-count="33" meta:word-count="374" meta:character-count="2233" meta:non-whitespace-character-count="1893"/>
  </office:meta>
</office:document-meta>
</file>

<file path=Object 1/content.xml><?xml version="1.0" encoding="utf-8"?>
<math xmlns="http://www.w3.org/1998/Math/MathML" display="block">
  <semantics>
    <mrow>
      <mrow>
        <mfrac>
          <mrow>
            <mn>248000000</mn>
            <mi mathvariant="italic">Hz</mi>
          </mrow>
          <mrow>
            <mn>2048</mn>
            <mo stretchy="false">∗</mo>
            <mrow>
              <mo fence="true" form="prefix" stretchy="false">(</mo>
              <mrow>
                <mrow>
                  <mn>2</mn>
                  <mo stretchy="false">+</mo>
                  <mfrac>
                    <mn>15</mn>
                    <mn>16</mn>
                  </mfrac>
                </mrow>
              </mrow>
              <mo fence="true" form="postfix" stretchy="false">)</mo>
            </mrow>
          </mrow>
        </mfrac>
        <mo stretchy="false">=</mo>
        <mn>41223</mn>
      </mrow>
      <mi mathvariant="italic">Hz</mi>
    </mrow>
    <annotation encoding="StarMath 5.0">{248000000Hz} over {2048 * ( 2+frac {15} {16} )} = 41223Hz</annotation>
  </semantics>
</math>
</file>

<file path=Object 2/content.xml><?xml version="1.0" encoding="utf-8"?>
<math xmlns="http://www.w3.org/1998/Math/MathML" display="block">
  <semantics>
    <mrow>
      <mn>985248</mn>
      <mrow>
        <mi mathvariant="italic">Hz</mi>
        <mo stretchy="false">/</mo>
        <mn>41223</mn>
      </mrow>
      <mrow>
        <mi mathvariant="italic">Hz</mi>
        <mo stretchy="false">=</mo>
        <mn>23.9</mn>
      </mrow>
      <mi mathvariant="italic">Zyklen</mi>
    </mrow>
    <annotation encoding="StarMath 5.0">985248Hz / 41223Hz = 23.9 Zyklen</annotation>
  </semantics>
</math>
</file>